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465in"/>
    </style:style>
    <style:style style:name="co3" style:family="table-column">
      <style:table-column-properties fo:break-before="auto" style:column-width="1.0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4" style:family="table-cell" style:parent-style-name="Default">
      <style:text-properties fo:font-style="normal" style:text-underline-style="none" style:font-style-asian="normal" style:font-style-complex="normal"/>
    </style:style>
    <style:style style:name="ce5" style:family="table-cell" style:parent-style-name="Default">
      <style:table-cell-properties fo:background-color="#ffff66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Square found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l</text:p>
          </table:table-cell>
          <table:table-cell table:formula="of:=([.B3]-[.B2])/2000" office:value-type="float" office:value="1.15" calcext:value-type="float">
            <text:p>1.1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b'</text:p>
          </table:table-cell>
          <table:table-cell table:formula="of:=[.B3]/1000" office:value-type="float" office:value="2.6" calcext:value-type="float">
            <text:p>2.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v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ba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m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kN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m moment</text:p>
          </table:table-cell>
          <table:table-cell office:value-type="float" office:value="50" calcext:value-type="float">
            <text:p>50</text:p>
          </table:table-cell>
          <table:table-cell table:formula="of:=[.B9]*[.E2]*[.E2]*[.E3]/2" office:value-type="float" office:value="85.9625" calcext:value-type="float">
            <text:p>85.9625</text:p>
          </table:table-cell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350" calcext:value-type="float">
            <text:p>350</text:p>
          </table:table-cell>
          <table:table-cell table:formula="of:=[.A13]-[.B13]" office:value-type="float" office:value="870" calcext:value-type="float">
            <text:p>870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table:formula="of:=[.C16]*1.2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.5" calcext:value-type="float">
            <text:p>4.5</text:p>
          </table:table-cell>
          <table:table-cell table:formula="of:=[.C17]*0.8*1.5" office:value-type="float" office:value="5.4" calcext:value-type="float">
            <text:p>5.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7]+[.D16]" office:value-type="float" office:value="6" calcext:value-type="float">
            <text:p>6</text:p>
          </table:table-cell>
          <table:table-cell table:formula="of:=[.D18]*(2*3.325*1.6)" office:value-type="float" office:value="63.84" calcext:value-type="float">
            <text:p>63.84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formula="of:=[.E18]/1.6" office:value-type="float" office:value="39.9" calcext:value-type="float">
            <text:p>39.9</text:p>
          </table:table-cell>
          <table:table-cell/>
        </table:table-row>
        <table:table-row table:style-name="ro1">
          <table:table-cell table:number-columns-repeated="2"/>
          <table:table-cell table:formula="of:=1600/400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table:formula="of:=65*1.6/2"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bar</text:p>
          </table:table-cell>
          <table:table-cell office:value-type="float" office:value="12" calcext:value-type="float">
            <text:p>12</text:p>
          </table:table-cell>
          <table:table-cell table:formula="of:=3.14*[.B24]^2/4" office:value-type="float" office:value="113.04" calcext:value-type="float">
            <text:p>113.04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00" calcext:value-type="float">
            <text:p>100</text:p>
          </table:table-cell>
          <table:table-cell table:formula="of:=1000/[.B26]" office:value-type="float" office:value="10" calcext:value-type="float">
            <text:p>10</text:p>
          </table:table-cell>
          <table:table-cell table:formula="of:=[.C26]*[.C24]" office:value-type="float" office:value="1130.4" calcext:value-type="float">
            <text:p>1130.4</text:p>
          </table:table-cell>
          <table:table-cell table:number-columns-repeated="2"/>
        </table:table-row>
      </table:table>
      <table:table table:name="Sheet2" table:style-name="ta1"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Shear Area</text:p>
          </table:table-cell>
          <table:table-cell table:number-columns-repeated="2"/>
          <table:table-cell table:style-name="ce1" office:value-type="string" calcext:value-type="string">
            <text:p>Shear Area Concrete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string" calcext:value-type="string">
            <text:p>SquareFoundation</text:p>
          </table:table-cell>
          <table:table-cell table:number-columns-repeated="2"/>
          <table:table-cell table:style-name="ce2" office:value-type="string" calcext:value-type="string">
            <text:p>SquareFoundatio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w</text:p>
          </table:table-cell>
          <table:table-cell table:formula="of:=[.B9]" office:value-type="float" office:value="469" calcext:value-type="float">
            <text:p>4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, lang lengde</text:p>
          </table:table-cell>
          <table:table-cell office:value-type="float" office:value="2600" calcext:value-type="float">
            <text:p>2600</text:p>
          </table:table-cell>
          <table:table-cell/>
          <table:table-cell table:formula="of:=[.B7]*([.B8]+[.B6])" office:value-type="float" office:value="93800" calcext:value-type="float">
            <text:p>938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l</text:p>
          </table:table-cell>
          <table:table-cell office:value-type="float" office:value="300" calcext:value-type="float">
            <text:p>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1" office:value-type="string" calcext:value-type="string">
            <text:p>Vc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</text:p>
          </table:table-cell>
          <table:table-cell table:formula="of:=[.B7]-25-12/2" office:value-type="float" office:value="169" calcext:value-type="float">
            <text:p>169</text:p>
          </table:table-cell>
          <table:table-cell/>
          <table:table-cell office:value-type="string" calcext:value-type="string">
            <text:p>ftd</text:p>
          </table:table-cell>
          <table:table-cell office:value-type="float" office:value="1.21" calcext:value-type="float">
            <text:p>1.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1, kort lengde</text:p>
          </table:table-cell>
          <table:table-cell table:formula="of:=[.B6]+[.B8]" office:value-type="float" office:value="469" calcext:value-type="float">
            <text:p>469</text:p>
          </table:table-cell>
          <table:table-cell/>
          <table:table-cell table:style-name="ce4" office:value-type="string" calcext:value-type="string">
            <text:p>as Ø=</text:p>
          </table:table-cell>
          <table:table-cell office:value-type="float" office:value="12" calcext:value-type="float">
            <text:p>12</text:p>
          </table:table-cell>
          <table:table-cell table:formula="of:=3.14*[.E9]^2/4" office:value-type="float" office:value="113.04" calcext:value-type="float">
            <text:p>113.04</text:p>
          </table:table-cell>
          <table:table-cell office:value-type="string" calcext:value-type="string">
            <text:p>mm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2, gj.snitt lengde</text:p>
          </table:table-cell>
          <table:table-cell table:formula="of:=([.B5]+[.B9])/2" office:value-type="float" office:value="1534.5" calcext:value-type="float">
            <text:p>1534.5</text:p>
          </table:table-cell>
          <table:table-cell/>
          <table:table-cell table:style-name="ce4" office:value-type="string" calcext:value-type="string">
            <text:p>cc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2</text:p>
          </table:table-cell>
          <table:table-cell table:formula="of:=([.B5]-[.B6])/2" office:value-type="float" office:value="1150" calcext:value-type="float">
            <text:p>1150</text:p>
          </table:table-cell>
          <table:table-cell/>
          <table:table-cell table:style-name="ce4" office:value-type="string" calcext:value-type="string">
            <text:p>As</text:p>
          </table:table-cell>
          <table:table-cell table:formula="of:=[.E4]*[.F9]/[.E10]" office:value-type="float" office:value="530.1576" calcext:value-type="float">
            <text:p>530.15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ea</text:p>
          </table:table-cell>
          <table:table-cell table:formula="of:=[.B10]*[.B11]" office:value-type="float" office:value="1764675" calcext:value-type="float">
            <text:p>1764675</text:p>
          </table:table-cell>
          <table:table-cell/>
          <table:table-cell office:value-type="string" calcext:value-type="string">
            <text:p>kv</text:p>
          </table:table-cell>
          <table:table-cell table:formula="of:=(1500-[.B7])/1000" office:value-type="float" office:value="1.3" calcext:value-type="float">
            <text:p>1.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akt</text:p>
          </table:table-cell>
          <table:table-cell table:formula="of:=100*[.E11]/(1.4*[.E4]*[.B8])" office:value-type="float" office:value="0.477768385460693" calcext:value-type="float">
            <text:p>0.4777683855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Shear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vcd1</text:p>
          </table:table-cell>
          <table:table-cell table:formula="of:=0.33*([.E8]+[.E13])*[.E4]*[.B8]*[.E12]/1000" office:value-type="float" office:value="57.38913609" calcext:value-type="float">
            <text:p>57.38913609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SquareFoundation</text:p>
          </table:table-cell>
          <table:table-cell table:number-columns-repeated="2"/>
          <table:table-cell office:value-type="string" calcext:value-type="string">
            <text:p>vcd2</text:p>
          </table:table-cell>
          <table:table-cell table:formula="of:=0.66*[.E8]*[.E4]*[.B8]*[.E12]/1000" office:value-type="float" office:value="82.28718498" calcext:value-type="float">
            <text:p>82.28718498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mcd</text:p>
          </table:table-cell>
          <table:table-cell table:number-columns-repeated="3"/>
          <table:table-cell table:style-name="ce1" office:value-type="string" calcext:value-type="string">
            <text:p>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ar</text:p>
          </table:table-cell>
          <table:table-cell table:formula="of:=[.B18]*[.B12]/1000000" office:value-type="float" office:value="88.23375" calcext:value-type="float">
            <text:p>88.23375</text:p>
          </table:table-cell>
          <table:table-cell table:number-columns-repeated="5"/>
          <table:table-cell office:value-type="string" calcext:value-type="string">
            <text:p>alphad </text:p>
          </table:table-cell>
          <table:table-cell office:value-type="float" office:value="0.165" calcext:value-type="float">
            <text:p>0.16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r</text:p>
          </table:table-cell>
          <table:table-cell office:value-type="float" office:value="0.275" calcext:value-type="float">
            <text:p>0.275</text:p>
          </table:table-cell>
          <table:table-cell table:number-columns-repeated="2"/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N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 office:value-type="float" office:value="2600" calcext:value-type="float">
            <text:p>2600</text:p>
          </table:table-cell>
          <table:table-cell table:number-columns-repeated="2"/>
          <table:table-cell office:value-type="string" calcext:value-type="string">
            <text:p>mf/mcd</text:p>
          </table:table-cell>
          <table:table-cell table:formula="of:=[.I20]/[.E25]" office:value-type="float" office:value="0.306055766298755" calcext:value-type="float">
            <text:p>0.306055766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2</text:p>
          </table:table-cell>
          <table:table-cell table:formula="of:=[.B8]*[.B8]" office:value-type="float" office:value="28561" calcext:value-type="float">
            <text:p>28561</text:p>
          </table:table-cell>
          <table:table-cell table:number-columns-repeated="2"/>
          <table:table-cell office:value-type="string" calcext:value-type="string">
            <text:p>alphad*mf/mcd</text:p>
          </table:table-cell>
          <table:table-cell table:formula="of:=[.I21]*[.I19]" office:value-type="float" office:value="0.0504992014392946" calcext:value-type="float">
            <text:p>0.0504992014</text:p>
          </table:table-cell>
          <table:table-cell/>
        </table:table-row>
        <table:table-row table:style-name="ro1">
          <table:table-cell office:value-type="string" calcext:value-type="string">
            <text:p>fsd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f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z </text:p>
          </table:table-cell>
          <table:table-cell table:formula="of:=(1-[.I22])*[.B8]" office:value-type="float" office:value="160.465634956759" calcext:value-type="float">
            <text:p>160.4656349568</text:p>
          </table:table-cell>
          <table:table-cell/>
        </table:table-row>
        <table:table-row table:style-name="ro1">
          <table:table-cell office:value-type="string" calcext:value-type="string">
            <text:p>vss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s</text:p>
          </table:table-cell>
          <table:table-cell table:formula="of:=1.11*[.B24]*300*1000/([.B8]*[.B23]*SQRT(2))" office:value-type="float" office:value="348.32331085077" calcext:value-type="float">
            <text:p>348.3233108508</text:p>
          </table:table-cell>
          <table:table-cell office:value-type="string" calcext:value-type="string">
            <text:p>mm2</text:p>
          </table:table-cell>
          <table:table-cell office:value-type="string" calcext:value-type="string">
            <text:p>mcd</text:p>
          </table:table-cell>
          <table:table-cell table:formula="of:=[.E20]*[.E21]*[.E22]*[.E23]/1000000" office:value-type="float" office:value="326.73784" calcext:value-type="float">
            <text:p>326.73784</text:p>
          </table:table-cell>
          <table:table-cell office:value-type="string" calcext:value-type="string">
            <text:p>kNm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 office:value-type="string" calcext:value-type="string">
            <text:p>mf as</text:p>
          </table:table-cell>
          <table:table-cell table:formula="of:=[.I20]*1000000/([.B23]*[.I23])" office:value-type="float" office:value="1557.96597861821" calcext:value-type="float">
            <text:p>1557.9659786182</text:p>
          </table:table-cell>
          <table:table-cell office:value-type="string" calcext:value-type="string">
            <text:p>mm2</text:p>
          </table:table-cell>
        </table:table-row>
        <table:table-row table:style-name="ro1">
          <table:table-cell office:value-type="string" calcext:value-type="string">
            <text:p>fcd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</text:p>
          </table:table-cell>
          <table:table-cell table:formula="of:=0.9*[.B8]" office:value-type="float" office:value="152.1" calcext:value-type="float">
            <text:p>152.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t</text:p>
          </table:table-cell>
          <table:table-cell office:value-type="float" office:value="45" calcext:value-type="float">
            <text:p>45</text:p>
          </table:table-cell>
          <table:table-cell table:formula="of:=RADIANS([.B29])" office:value-type="float" office:value="0.785398163397448" calcext:value-type="float">
            <text:p>0.7853981634</text:p>
          </table:table-cell>
          <table:table-cell table:formula="of:=1/TAN([.C29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ccd1</text:p>
          </table:table-cell>
          <table:table-cell table:formula="of:=0.25*[.B27]*[.E4]*[.B28]*(1+[.D29])/1000" office:value-type="float" office:value="570.6792" calcext:value-type="float">
            <text:p>570.6792</text:p>
          </table:table-cell>
          <table:table-cell office:value-type="string" calcext:value-type="string">
            <text:p>k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ccd2</text:p>
          </table:table-cell>
          <table:table-cell table:formula="of:=0.45*[.B27]*[.E4]*[.B28]/1000" office:value-type="float" office:value="513.61128" calcext:value-type="float">
            <text:p>513.61128</text:p>
          </table:table-cell>
          <table:table-cell office:value-type="string" calcext:value-type="string">
            <text:p>kN</text:p>
          </table:table-cell>
          <table:table-cell table:number-columns-repeated="7"/>
        </table:table-row>
      </table:table>
      <table:table table:name="Links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deg</text:p>
          </table:table-cell>
          <table:table-cell office:value-type="string" calcext:value-type="string">
            <text:p>rad</text:p>
          </table:table-cell>
          <table:table-cell office:value-type="string" calcext:value-type="string">
            <text:p>tan</text:p>
          </table:table-cell>
          <table:table-cell office:value-type="string" calcext:value-type="string">
            <text:p>cot</text:p>
          </table:table-cell>
          <table:table-cell office:value-type="string" calcext:value-type="string">
            <text:p>cos</text:p>
          </table:table-cell>
          <table:table-cell office:value-type="string" calcext:value-type="string">
            <text:p>sin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RADIANS([.A2])" office:value-type="float" office:value="0.785398163397448" calcext:value-type="float">
            <text:p>0.7853981634</text:p>
          </table:table-cell>
          <table:table-cell table:formula="of:=TAN([.B2])" office:value-type="float" office:value="1" calcext:value-type="float">
            <text:p>1</text:p>
          </table:table-cell>
          <table:table-cell table:formula="of:=1/[.C2]" office:value-type="float" office:value="1" calcext:value-type="float">
            <text:p>1</text:p>
          </table:table-cell>
          <table:table-cell table:formula="of:=COS([.B2])" office:value-type="float" office:value="0.707106781186548" calcext:value-type="float">
            <text:p>0.7071067812</text:p>
          </table:table-cell>
          <table:table-cell table:formula="of:=SIN([.B2])" office:value-type="float" office:value="0.707106781186547" calcext:value-type="float">
            <text:p>0.7071067812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RADIANS([.A3])" office:value-type="float" office:value="1.5707963267949" calcext:value-type="float">
            <text:p>1.5707963268</text:p>
          </table:table-cell>
          <table:table-cell table:formula="of:=TAN([.B3])" office:value-type="float" office:value="1.63312393531954E+016" calcext:value-type="float">
            <text:p>16331239353195400</text:p>
          </table:table-cell>
          <table:table-cell table:formula="of:=1/[.C3]" office:value-type="float" office:value="6.12323399573677E-017" calcext:value-type="float">
            <text:p>6.12323399573677E-017</text:p>
          </table:table-cell>
          <table:table-cell table:formula="of:=COS([.B3])" office:value-type="float" office:value="6.12323399573677E-017" calcext:value-type="float">
            <text:p>6.12323399573677E-017</text:p>
          </table:table-cell>
          <table:table-cell table:formula="of:=SIN([.B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fsd</text:p>
          </table:table-cell>
          <table:table-cell office:value-type="string" calcext:value-type="string">
            <text:p>Ø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z</text:p>
          </table:table-cell>
          <table:table-cell table:number-columns-repeated="2" office:value-type="string" calcext:value-type="string">
            <text:p>s/Vsd</text:p>
          </table:table-cell>
        </table:table-row>
        <table:table-row table:style-name="ro1">
          <table:table-cell office:value-type="string" calcext:value-type="string">
            <text:p>Vsd</text:p>
          </table:table-cell>
          <table:table-cell office:value-type="float" office:value="400" calcext:value-type="float">
            <text:p>400</text:p>
          </table:table-cell>
          <table:table-cell office:value-type="float" office:value="8" calcext:value-type="float">
            <text:p>8</text:p>
          </table:table-cell>
          <table:table-cell table:formula="of:=3.14*[.C6]^2/4" office:value-type="float" office:value="50.24" calcext:value-type="float">
            <text:p>50.24</text:p>
          </table:table-cell>
          <table:table-cell table:formula="of:=2*[.D6]" office:value-type="float" office:value="100.48" calcext:value-type="float">
            <text:p>100.48</text:p>
          </table:table-cell>
          <table:table-cell office:value-type="float" office:value="429" calcext:value-type="float">
            <text:p>429</text:p>
          </table:table-cell>
          <table:table-cell table:style-name="ce5" office:value-type="float" office:value="100" calcext:value-type="float">
            <text:p>100</text:p>
          </table:table-cell>
          <table:table-cell table:formula="of:=[.B6]*[.E6]*[.F6]/(1000*[.G6])" office:value-type="float" office:value="172.42368" calcext:value-type="float">
            <text:p>172.42368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400" calcext:value-type="float">
            <text:p>400</text:p>
          </table:table-cell>
          <table:table-cell office:value-type="float" office:value="8" calcext:value-type="float">
            <text:p>8</text:p>
          </table:table-cell>
          <table:table-cell table:formula="of:=3.14*[.C7]^2/4" office:value-type="float" office:value="50.24" calcext:value-type="float">
            <text:p>50.24</text:p>
          </table:table-cell>
          <table:table-cell table:formula="of:=2*[.D7]" office:value-type="float" office:value="100.48" calcext:value-type="float">
            <text:p>100.48</text:p>
          </table:table-cell>
          <table:table-cell office:value-type="float" office:value="429" calcext:value-type="float">
            <text:p>429</text:p>
          </table:table-cell>
          <table:table-cell table:style-name="ce5" office:value-type="float" office:value="90.4" calcext:value-type="float">
            <text:p>90.4</text:p>
          </table:table-cell>
          <table:table-cell table:formula="of:=[.B7]*[.E7]*[.F7]/([.G7]*1000)" office:value-type="float" office:value="190.734159292035" calcext:value-type="float">
            <text:p>190.73415929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etongtverrsnit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h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c</text:p>
          </table:table-cell>
          <table:table-cell table:formula="of:=[.A11]*1000" office:value-type="float" office:value="200000" calcext:value-type="float">
            <text:p>2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 as links</text:p>
          </table:table-cell>
          <table:table-cell table:formula="of:=0.2*[.B13]*2.55/500" office:value-type="float" office:value="204" calcext:value-type="float">
            <text:p>204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in cc links</text:p>
          </table:table-cell>
          <table:table-cell table:formula="of:=1000*[.E7]/[.B14]" office:value-type="float" office:value="492.549019607843" calcext:value-type="float">
            <text:p>492.5490196078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6">00/00/0000</text:date>, <text:time style:data-style-name="N2" text:time-value="12:31:43.5469807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1T09:40:55.325899927</meta:creation-date>
    <dc:date>2014-12-16T14:45:06.233660372</dc:date>
    <meta:editing-duration>PT11H2M55S</meta:editing-duration>
    <meta:editing-cycles>14</meta:editing-cycles>
    <meta:generator>LibreOffice/4.2.7.2$Linux_X86_64 LibreOffice_project/420m0$Build-2</meta:generator>
    <meta:document-statistic meta:table-count="3" meta:cell-count="194" meta:object-count="0"/>
  </office:meta>
</office:document-meta>
</file>